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E0000008BA5F861FED4C3A999.png" manifest:media-type="image/png"/>
  <manifest:file-entry manifest:full-path="Pictures/100002010000001A0000001AE24DE60DC1E03B38.png" manifest:media-type="image/png"/>
  <manifest:file-entry manifest:full-path="Pictures/1000000000000517000002806F2EFDBB16F57E0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5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6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7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9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0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1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3" draw:text-style-name="P2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xml:id="id2" draw:id="id2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" draw:end-shape="id2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3" draw:text-style-name="P2" draw:layer="layout" svg:width="3.756cm" svg:height="3.677cm" svg:x="0.3cm" svg:y="13cm">
          <draw:image xlink:href="Pictures/100000000000008E0000008BA5F861FED4C3A999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3" draw:text-style-name="P2" draw:layer="layout" svg:width="3.756cm" svg:height="3.677cm" svg:x="0.3cm" svg:y="13.001cm">
          <draw:image xlink:href="Pictures/100000000000008E0000008BA5F861FED4C3A999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3" draw:text-style-name="P2" draw:layer="layout" svg:width="3.756cm" svg:height="3.677cm" svg:x="0.3cm" svg:y="13.001cm">
          <draw:image xlink:href="Pictures/100000000000008E0000008BA5F861FED4C3A999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4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756cm" svg:height="3.677cm" svg:x="0.3cm" svg:y="13.001cm">
          <draw:image xlink:href="Pictures/100000000000008E0000008BA5F861FED4C3A999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756cm" svg:height="3.677cm" svg:x="0.3cm" svg:y="13.001cm">
          <draw:image xlink:href="Pictures/100000000000008E0000008BA5F861FED4C3A999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756cm" svg:height="3.677cm" svg:x="0.3cm" svg:y="13.001cm">
          <draw:image xlink:href="Pictures/100000000000008E0000008BA5F861FED4C3A999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756cm" svg:height="3.677cm" svg:x="0.3cm" svg:y="13.001cm">
          <draw:image xlink:href="Pictures/100000000000008E0000008BA5F861FED4C3A999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756cm" svg:height="3.677cm" svg:x="0.3cm" svg:y="13.001cm">
          <draw:image xlink:href="Pictures/100000000000008E0000008BA5F861FED4C3A999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756cm" svg:height="3.677cm" svg:x="0.3cm" svg:y="13.001cm">
          <draw:image xlink:href="Pictures/100000000000008E0000008BA5F861FED4C3A999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756cm" svg:height="3.677cm" svg:x="0.3cm" svg:y="13.001cm">
          <draw:image xlink:href="Pictures/100000000000008E0000008BA5F861FED4C3A999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6-05T16:22:17.868625436</dc:date>
    <meta:editing-duration>PT45M28S</meta:editing-duration>
    <meta:editing-cycles>6</meta:editing-cycles>
    <meta:generator>LibreOffice/5.1.6.2$Linux_x86 LibreOffice_project/10m0$Build-2</meta:generator>
    <meta:print-date>2020-06-04T15:09:42.507340570</meta:print-date>
    <meta:document-statistic meta:object-count="115"/>
  </office:meta>
</office:document-meta>
</file>